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4d78f" officeooo:paragraph-rsid="0004d78f"/>
    </style:style>
    <style:style style:name="P2" style:family="paragraph" style:parent-style-name="Standard" style:list-style-name="">
      <style:text-properties officeooo:rsid="0004d78f" officeooo:paragraph-rsid="0004d78f"/>
    </style:style>
    <style:style style:name="P3" style:family="paragraph" style:parent-style-name="Standard">
      <style:paragraph-properties fo:break-before="page"/>
      <style:text-properties officeooo:rsid="0004d78f" officeooo:paragraph-rsid="0004d78f"/>
    </style:style>
    <style:style style:name="P4" style:family="paragraph" style:parent-style-name="Standard" style:list-style-name="L1">
      <style:text-properties officeooo:rsid="0004d78f" officeooo:paragraph-rsid="0004d78f"/>
    </style:style>
    <style:style style:name="P5" style:family="paragraph" style:parent-style-name="Standard" style:list-style-name="L2">
      <style:text-properties officeooo:rsid="0004d78f" officeooo:paragraph-rsid="0004d78f"/>
    </style:style>
    <style:style style:name="P6" style:family="paragraph" style:parent-style-name="Standard">
      <style:paragraph-properties fo:text-align="center" style:justify-single-word="false"/>
      <style:text-properties officeooo:rsid="0004d78f" officeooo:paragraph-rsid="0004d78f"/>
    </style:style>
    <style:style style:name="P7" style:family="paragraph" style:parent-style-name="Standard">
      <style:paragraph-properties fo:text-align="end" style:justify-single-word="false"/>
      <style:text-properties officeooo:rsid="0004d78f" officeooo:paragraph-rsid="0004d78f"/>
    </style:style>
    <style:style style:name="P8" style:family="paragraph" style:parent-style-name="Standard">
      <style:paragraph-properties fo:text-align="start" style:justify-single-word="false"/>
      <style:text-properties fo:color="#c9211e" loext:opacity="100%" officeooo:rsid="0004d78f" officeooo:paragraph-rsid="0004d78f"/>
    </style:style>
    <style:style style:name="P9" style:family="paragraph" style:parent-style-name="Standard">
      <style:paragraph-properties fo:text-align="start" style:justify-single-word="false"/>
      <style:text-properties fo:color="#000000" loext:opacity="100%" officeooo:rsid="0004d78f" officeooo:paragraph-rsid="0004d78f" fo:background-color="#ffff0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is is a Titlepage that is used for my Testcases</text:p>
      <text:p text:style-name="P1"/>
      <text:p text:style-name="P2"/>
      <text:p text:style-name="P3">Here is some text to start the book</text:p>
      <text:p text:style-name="P1"/>
      <text:list text:style-name="L1">
        <text:list-item>
          <text:p text:style-name="P4">This is a list</text:p>
        </text:list-item>
        <text:list-item>
          <text:p text:style-name="P4">This is another list item</text:p>
        </text:list-item>
      </text:list>
      <text:p text:style-name="P1"/>
      <text:p text:style-name="P1">Here we have some generic text in between</text:p>
      <text:p text:style-name="P1"/>
      <text:list text:style-name="L2">
        <text:list-item>
          <text:p text:style-name="P5">Here is an enumeration</text:p>
        </text:list-item>
        <text:list-item>
          <text:p text:style-name="P5">This should be number two</text:p>
        </text:list-item>
      </text:list>
      <text:p text:style-name="P1"/>
      <text:p text:style-name="P6">This text is centered</text:p>
      <text:p text:style-name="P6"/>
      <text:p text:style-name="P7">This text is rightbound</text:p>
      <text:p text:style-name="P7"/>
      <text:p text:style-name="P8">This text is Red</text:p>
      <text:p text:style-name="P8"/>
      <text:p text:style-name="P9">This text has a yellow background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04d78f" officeooo:paragraph-rsid="0004d78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This is a footnote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9T21:05:49.459938700</meta:creation-date>
    <dc:date>2026-01-19T21:09:33.499211100</dc:date>
    <meta:editing-duration>PT3M45S</meta:editing-duration>
    <meta:editing-cycles>1</meta:editing-cycles>
    <meta:document-statistic meta:table-count="0" meta:image-count="0" meta:object-count="0" meta:page-count="2" meta:paragraph-count="12" meta:word-count="70" meta:character-count="328" meta:non-whitespace-character-count="274"/>
    <meta:generator>LibreOffice/25.2.7.2$Windows_X86_64 LibreOffice_project/5cbfd1ab6520636bb5f7b99185aa69bd7456825d</meta:generator>
  </office:meta>
</office:document-meta>
</file>